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svg:stroke-color="#3465a4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58cm" svg:height="1.356cm" svg:x="2.722cm" svg:y="12.316cm">
          <draw:text-box>
            <text:p><text:span text:style-name="T1">A</text:span></text:p>
          </draw:text-box>
        </draw:frame>
        <draw:frame draw:style-name="gr1" draw:text-style-name="P1" xml:id="id2" draw:id="id2" draw:layer="layout" svg:width="1.158cm" svg:height="1.356cm" svg:x="15.118cm" svg:y="2.807cm">
          <draw:text-box>
            <text:p><text:span text:style-name="T1">B</text:span></text:p>
          </draw:text-box>
        </draw:frame>
        <draw:frame draw:style-name="gr1" draw:text-style-name="P1" xml:id="id3" draw:id="id3" draw:layer="layout" svg:width="1.213cm" svg:height="1.356cm" svg:x="2.948cm" svg:y="2.458cm">
          <draw:text-box>
            <text:p><text:span text:style-name="T1">C</text:span></text:p>
          </draw:text-box>
        </draw:frame>
        <draw:frame draw:style-name="gr1" draw:text-style-name="P1" xml:id="id4" draw:id="id4" draw:layer="layout" svg:width="1.213cm" svg:height="1.356cm" svg:x="11.622cm" svg:y="14.416cm">
          <draw:text-box>
            <text:p><text:span text:style-name="T1">D</text:span></text:p>
          </draw:text-box>
        </draw:frame>
        <draw:connector draw:style-name="gr2" draw:text-style-name="P2" draw:layer="layout" draw:type="line" svg:x1="3.301cm" svg:y1="12.316cm" svg:x2="15.697cm" svg:y2="4.163cm" draw:start-shape="id1" draw:start-glue-point="0" draw:end-shape="id2" svg:d="M3301 12316l12396-8153" svg:viewBox="0 0 12397 8154">
          <text:p/>
        </draw:connector>
        <draw:connector draw:style-name="gr3" draw:text-style-name="P2" draw:layer="layout" draw:type="line" svg:x1="3.554cm" svg:y1="3.814cm" svg:x2="12.228cm" svg:y2="14.416cm" draw:start-shape="id3" draw:start-glue-point="2" draw:end-shape="id4" draw:end-glue-point="0" svg:d="M3554 3814l8674 10602" svg:viewBox="0 0 8675 10603">
          <text:p/>
        </draw:connector>
        <draw:connector draw:style-name="gr4" draw:text-style-name="P2" draw:layer="layout" draw:type="line" svg:x1="7.586cm" svg:y1="8.733cm" svg:x2="8.991cm" svg:y2="8.546cm" svg:d="M7586 8733l1405-187" svg:viewBox="0 0 1406 1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9T19:41:11.586631835</meta:creation-date>
    <dc:date>2016-08-30T10:42:57.445118270</dc:date>
    <dc:creator>elucterio </dc:creator>
    <meta:editing-duration>PT3M33S</meta:editing-duration>
    <meta:editing-cycles>8</meta:editing-cycles>
    <meta:generator>LibreOffice/4.2.8.2$Linux_X86_64 LibreOffice_project/420m0$Build-2</meta:generator>
    <meta:document-statistic meta:object-count="7"/>
  </office:meta>
</office:document-meta>
</file>